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2.36361111111111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972222222222cm"/>
    </style:style>
    <style:style style:name="co7" style:family="table-column">
      <style:table-column-properties fo:break-before="auto" style:column-width="3.51013888888889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5152777777778cm"/>
    </style:style>
    <style:style style:name="co10" style:family="table-column">
      <style:table-column-properties fo:break-before="auto" style:column-width="2.62819444444444cm"/>
    </style:style>
    <style:style style:name="co11" style:family="table-column">
      <style:table-column-properties fo:break-before="auto" style:column-width="2.92805555555556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10444444444444cm"/>
    </style:style>
    <style:style style:name="co16" style:family="table-column">
      <style:table-column-properties fo:break-before="auto" style:column-width="3.82763888888889cm"/>
    </style:style>
    <style:style style:name="co17" style:family="table-column">
      <style:table-column-properties fo:break-before="auto" style:column-width="2.57527777777778cm"/>
    </style:style>
    <style:style style:name="co18" style:family="table-column">
      <style:table-column-properties fo:break-before="auto" style:column-width="3.56305555555556cm"/>
    </style:style>
    <style:style style:name="co19" style:family="table-column">
      <style:table-column-properties fo:break-before="auto" style:column-width="2.87513888888889cm"/>
    </style:style>
    <style:style style:name="co20" style:family="table-column">
      <style:table-column-properties fo:break-before="auto" style:column-width="5.3975cm"/>
    </style:style>
    <style:style style:name="co21" style:family="table-column">
      <style:table-column-properties fo:break-before="auto" style:column-width="2.66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6380" table:default-cell-style-name="ce3"/>
        <table:table-row table:style-name="ro3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9.23076923076923" table:style-name="ce3">
            <text:p>19.23076923</text:p>
          </table:table-cell>
          <table:table-cell office:value-type="float" office:value="-96.153846153846104" table:style-name="ce3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9.615384615384615" table:style-name="ce3">
            <text:p>9.615384615</text:p>
          </table:table-cell>
          <table:table-cell office:value-type="float" office:value="-48.076923076923102" table:style-name="ce3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1" table:style-name="ce4">
            <text:p>0.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9.23076923076923" table:style-name="ce3">
            <text:p>19.23076923</text:p>
          </table:table-cell>
          <table:table-cell office:value-type="float" office:value="-96.153846153846104" table:style-name="ce3">
            <text:p>-96.15384615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9.615384615384615" table:style-name="ce3">
            <text:p>9.615384615</text:p>
          </table:table-cell>
          <table:table-cell office:value-type="float" office:value="-48.076923076923102" table:style-name="ce3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9.615384615384615" table:style-name="ce3">
            <text:p>9.615384615</text:p>
          </table:table-cell>
          <table:table-cell office:value-type="float" office:value="-48.076923076923102" table:style-name="ce3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.615384615384615" table:style-name="ce3">
            <text:p>9.615384615</text:p>
          </table:table-cell>
          <table:table-cell office:value-type="float" office:value="-48.076923076923102" table:style-name="ce3">
            <text:p>-48.07692308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.5" table:style-name="ce4">
            <text:p>1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4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3"/>
        <table:table-column table:style-name="co12" table:default-cell-style-name="ce3"/>
        <table:table-column table:style-name="co1" table:number-columns-repeated="6" table:default-cell-style-name="ce3"/>
        <table:table-column table:style-name="co13" table:default-cell-style-name="ce3"/>
        <table:table-column table:style-name="co1" table:number-columns-repeated="16374" table:default-cell-style-name="ce3"/>
        <table:table-row table:style-name="ro3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13" table:style-name="ce4">
            <text:p>13</text:p>
          </table:table-cell>
          <table:table-cell office:value-type="float" office:value="-13" table:style-name="ce4">
            <text:p>-13</text:p>
          </table:table-cell>
          <table:table-cell office:value-type="float" office:value="1" table:style-name="ce4">
            <text:p>1</text:p>
          </table:table-cell>
          <table:table-cell office:value-type="float" office:value="2.4" table:style-name="ce4">
            <text:p>2.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3.9" table:style-name="ce4">
            <text:p>3.9</text:p>
          </table:table-cell>
          <table:table-cell office:value-type="float" office:value="-3.9" table:style-name="ce4">
            <text:p>-3.9</text:p>
          </table:table-cell>
          <table:table-cell office:value-type="float" office:value="1" table:style-name="ce4">
            <text:p>1</text:p>
          </table:table-cell>
          <table:table-cell office:value-type="float" office:value="1.5" table:style-name="ce4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1.5" table:style-name="ce4">
            <text:p>1.5</text:p>
          </table:table-cell>
          <table:table-cell office:value-type="float" office:value="-1.5" table:style-name="ce4">
            <text:p>-1.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9"/>
          <table:table-cell table:number-columns-repeated="16371" table:style-name="ce1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4.5" table:style-name="ce4">
            <text:p>4.5</text:p>
          </table:table-cell>
          <table:table-cell office:value-type="float" office:value="-4.5" table:style-name="ce4">
            <text:p>-4.5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number-rows-repeated="11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2">
          <table:table-cell table:number-columns-repeated="16384"/>
        </table:table-row>
      </table:table>
      <table:table table:name="Loads" table:style-name="ta1"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_N</text:p>
          </table:table-cell>
          <table:table-cell office:value-type="string" table:style-name="ce7">
            <text:p>Pd (pu)</text:p>
          </table:table-cell>
          <table:table-cell office:value-type="string" table:style-name="ce7">
            <text:p>Qd (pu)</text:p>
          </table:table-cell>
          <table:table-cell office:value-type="string" table:style-name="ce7">
            <text:p>ShFr</text:p>
          </table:table-cell>
          <table:table-cell office:value-type="string" table:style-name="ce7">
            <text:p>ShFrMin</text:p>
          </table:table-cell>
          <table:table-cell office:value-type="string" table:style-name="ce7">
            <text:p>ShFrMax</text:p>
          </table:table-cell>
          <table:table-cell office:value-type="string" table:style-name="ce7">
            <text:p>ShFrOK</text:p>
          </table:table-cell>
          <table:table-cell office:value-type="string" table:style-name="ce7">
            <text:p>ShCost</text:p>
          </table:table-cell>
          <table:table-cell office:value-type="string" table:style-name="ce3">
            <text:p>ShCost_q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table:number-columns-repeated="16375"/>
        </table:table-row>
        <table:table-row table:number-rows-repeated="10" table:style-name="ro1">
          <table:table-cell table:number-columns-repeated="16384" table:style-name="ce3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4"/>
        <table:table-column table:style-name="co16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2">
          <table:table-cell table:number-columns-repeated="16384"/>
        </table:table-row>
      </table:table>
      <table:table table:name="P_Profiles_Load" table:style-name="ta2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10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62" table:default-cell-style-name="ce1"/>
        <table:table-row table:style-name="ro5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15">
            <text:p>1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200" table:style-name="ce3">
            <text:p>2200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000" table:style-name="ce3">
            <text:p>1000</text:p>
          </table:table-cell>
          <table:table-cell office:value-type="float" office:value="-50" table:style-name="ce3">
            <text:p>-50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.0000000000000001E-3" table:style-name="ce16">
            <text:p>5.00E-0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60" table:style-name="ce3">
            <text:p>660</text:p>
          </table:table-cell>
          <table:table-cell office:value-type="float" office:value="1100" table:style-name="ce3">
            <text:p>1100</text:p>
          </table:table-cell>
          <table:table-cell office:value-type="float" office:value="0.2" table:style-name="ce3">
            <text:p>0.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3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working" table:style-name="ta2">
        <table:table-column table:style-name="co20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2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2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21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Wangwei Kong</dc:creator>
    <meta:creation-date>2020-08-07T14:21:31Z</meta:creation-date>
    <dc:date>2022-05-30T11:37:13Z</dc:date>
  </office:meta>
</office:document-meta>
</file>